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P1" style:family="paragraph" style:parent-style-name="Title">
      <style:text-properties officeooo:paragraph-rsid="0008c354"/>
    </style:style>
    <style:style style:name="P2" style:family="paragraph" style:parent-style-name="Standard">
      <style:text-properties officeooo:paragraph-rsid="0008c354"/>
    </style:style>
    <style:style style:name="T1" style:family="text">
      <style:text-properties fo:font-weight="bold" officeooo:rsid="0007846c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s for AIDL and HAL Integration in React Native CLI</text:p>
      <text:p text:style-name="P2"><text:span text:style-name="T1"><text:line-break/>1. Create Native Module in React Native:<text:line-break/> <text:s text:c="3"/>- Task: Create a native module in Kotlin or Java that allows React Native to communicate with AIDL and HAL.<text:line-break/> <text:s text:c="3"/>- Why? React Native cannot directly call AIDL or interact with the hardware (HAL). The native module acts as a bridge between React Native and the native Android system.<text:line-break/> <text:s text:c="3"/>- Action: <text:line-break/> <text:s text:c="7"/>- Create a new Kotlin file, e.g., SoftSimModule.kt, in the android folder of your React Native project.<text:line-break/> <text:s text:c="7"/>- Implement functions like myNativeFunction, getChars, and putChars inside the module.<text:line-break/><text:line-break/>2. Set Up AIDL and HAL Communication in the Native Module:<text:line-break/> <text:s text:c="3"/>- Task: In the native module, implement the necessary code to interact with AIDL (Android Interface Definition Language) and HAL (Hardware Abstraction Layer).<text:line-break/> <text:s text:c="3"/>- Why? You need to communicate with the device’s hardware (e.g., ICCID, IMSI data) via AIDL to retrieve and send information.<text:line-break/> <text:s text:c="3"/>- Action:<text:line-break/> <text:s text:c="7"/>- Define AIDL interfaces that will handle ICCID/IMSI profiles.<text:line-break/> <text:s text:c="7"/>- Call these interfaces in the native module to interact with the device’s hardware.<text:line-break/><text:line-break/>3. Expose the Native Module to React Native JavaScript:<text:line-break/> <text:s text:c="3"/>- Task: Expose the native functions to JavaScript so you can call them from your React Native app.<text:line-break/> <text:s text:c="3"/>- Why? React Native JavaScript code needs to call native Android functions, and we need to expose those functions from Kotlin/Java to JS.<text:line-break/> <text:s text:c="3"/>- Action:<text:line-break/> <text:s text:c="7"/>- Use NativeModules in React Native to call the functions (myNativeFunction, getChars, putChars) defined in your native module.<text:line-break/><text:line-break/>4. Test the Native Module with React Native:<text:line-break/> <text:s text:c="3"/>- Task: Test if the React Native app is calling the native functions properly.<text:line-break/> <text:s text:c="3"/>- Why? Ensure that data is being correctly passed between React Native and the Android native side, particularly when dealing with ICCID/IMSI profiles.<text:line-break/> <text:s text:c="3"/>- Action:<text:line-break/> <text:s text:c="7"/>- Run the React Native app and check if the responses (from getChars, putChars, etc.) are correct.<text:line-break/> <text:s text:c="7"/>- Test on a real Android device to check interactions with actual hardware.<text:line-break/><text:line-break/>5. Debugging and Logging:<text:line-break/> <text:s text:c="3"/>- Task: Debug any issues with the interaction between React Native and AIDL/HAL.<text:line-break/> <text:s text:c="3"/>- Why? There may be errors when accessing hardware or calling AIDL methods, so debugging is necessary to ensure everything works smoothly.<text:line-break/> <text:s text:c="3"/>- Action:<text:line-break/> <text:s text:c="7"/>- Use logcat (adb logcat) to track any errors related to AIDL, HAL, or native module calls.<text:line-break/></text:span><text:soft-page-break/><text:span text:style-name="T1"> <text:s text:c="7"/>- Review logs for missing permissions or misconfigurations.<text:line-break/><text:line-break/>6. Ensure Permissions and Hardware Access:<text:line-break/> <text:s text:c="3"/>- Task: Ensure the app has the right permissions to access the hardware and AIDL interfaces.<text:line-break/> <text:s text:c="3"/>- Why? Without the correct permissions, the app may fail to access device information like ICCID or IMSI profiles.<text:line-break/> <text:s text:c="3"/>- Action:<text:line-break/> <text:s text:c="7"/>- Check that your AndroidManifest.xml has the necessary permissions for hardware access.<text:line-break/> <text:s text:c="7"/>- Make sure AIDL interfaces are correctly set up in the project.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Standard" style:next-style-name="Standard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7:33:30.742455315</meta:creation-date>
    <dc:date>2024-11-20T16:52:54.757148063</dc:date>
    <meta:editing-duration>PT4M40S</meta:editing-duration>
    <meta:editing-cycles>2</meta:editing-cycles>
    <meta:generator>LibreOffice/24.8.3.2$Linux_X86_64 LibreOffice_project/e14c9fdd1f585efcbb2c5363087a99d20928d522</meta:generator>
    <meta:document-statistic meta:table-count="0" meta:image-count="0" meta:object-count="0" meta:page-count="2" meta:paragraph-count="2" meta:word-count="456" meta:character-count="2958" meta:non-whitespace-character-count="2336"/>
  </office:meta>
</office:document-meta>
</file>